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533cm"/>
    </style:style>
    <style:style style:name="co2" style:family="table-column">
      <style:table-column-properties fo:break-before="auto" style:column-width="24.227cm"/>
    </style:style>
    <style:style style:name="co3" style:family="table-column">
      <style:table-column-properties fo:break-before="auto" style:column-width="1.494cm"/>
    </style:style>
    <style:style style:name="co4" style:family="table-column">
      <style:table-column-properties fo:break-before="auto" style:column-width="1.744cm"/>
    </style:style>
    <style:style style:name="co5" style:family="table-column">
      <style:table-column-properties fo:break-before="auto" style:column-width="1.704cm"/>
    </style:style>
    <style:style style:name="ro1" style:family="table-row">
      <style:table-row-properties style:row-height="5.121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bold" style:font-size-asian="18pt" style:font-style-asian="normal" style:font-weight-asian="bold" style:font-name-complex="Calibri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3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ce4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3333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5" style:family="table-cell" style:parent-style-name="Excel_20_Built-in_20_Normal">
      <style:table-cell-properties fo:padding="0.071cm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7" style:family="table-cell" style:parent-style-name="Excel_20_Built-in_20_Normal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8" style:family="table-cell" style:parent-style-name="Excel_20_Built-in_20_Normal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9" style:family="table-cell" style:parent-style-name="Excel_20_Built-in_20_Normal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0" style:family="table-cell" style:parent-style-name="Excel_20_Built-in_20_Normal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ce11" style:family="table-cell" style:parent-style-name="Default">
      <style:table-cell-properties fo:padding="0.071c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oglio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11"/>
        <table:table-column table:style-name="co4" table:default-cell-style-name="ce11"/>
        <table:table-column table:style-name="co5" table:number-columns-repeated="253" table:default-cell-style-name="ce5"/>
        <table:table-row table:style-name="ro1">
          <table:table-cell table:style-name="ce1" office:value-type="string" calcext:value-type="string">
            <text:p>Personaggi</text:p>
          </table:table-cell>
          <table:table-cell table:style-name="ce6" office:value-type="string" calcext:value-type="string">
            <text:p>Descrizione</text:p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Narratore</text:p>
          </table:table-cell>
          <table:table-cell table:style-name="ce7" office:value-type="string" calcext:value-type="string">
            <text:p>In una mattinata di ottobre, un gruppo di studenti si trova in classe per seguire la regolare lezione di storia e improvvisamente …</text:p>
            <text:p/>
            <text:p/>
          </table:table-cell>
          <table:table-cell table:number-columns-repeated="255"/>
        </table:table-row>
        <table:table-row table:style-name="ro1">
          <table:table-cell table:style-name="ce2" office:value-type="string" calcext:value-type="string">
            <text:p>Narratore</text:p>
          </table:table-cell>
          <table:table-cell table:style-name="ce7" office:value-type="string" calcext:value-type="string">
            <text:p>ad un alunno ritornano in mente dei ricordi della sua vecchia scuola ormai abbandonata. </text:p>
            <text:p>Perciò, durante la ricreazione decide di parlarne con i suoi compagni.</text:p>
            <text:p>(suono campanella)</text:p>
            <text:p/>
            <text:p/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Seima</text:p>
          </table:table-cell>
          <table:table-cell table:style-name="ce7" office:value-type="string" calcext:value-type="string">
            <text:p>Ragazzi! Vi ricordate della nostra vecchia scuola? A Verzuolo, nel centro del paese… quanti ricordi abbiamo lasciato tra quelle mura. A voi non manca?</text:p>
            <text:p/>
            <text:p/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Senex</text:p>
          </table:table-cell>
          <table:table-cell table:style-name="ce8" office:value-type="string" calcext:value-type="string">
            <text:p>Si ricordo! Che malinconia.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Aleks</text:p>
          </table:table-cell>
          <table:table-cell table:style-name="ce7" office:value-type="string" calcext:value-type="string">
            <text:p>Quanto è triste pensare di non avere ancora ora una scuola tutta nostra</text:p>
            <text:p/>
            <text:p/>
          </table:table-cell>
          <table:table-cell table:number-columns-repeated="255"/>
        </table:table-row>
        <table:table-row table:style-name="ro1">
          <table:table-cell table:style-name="ce4" office:value-type="string" calcext:value-type="string">
            <text:p>Narratore</text:p>
          </table:table-cell>
          <table:table-cell table:style-name="ce7" office:value-type="string" calcext:value-type="string">
            <text:p>Uno dei ragazzi si ricorda delle vecchie chiavette USB che erano state utilizzate durante la lezione di informatica</text:p>
            <text:p/>
            <text:p/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Beppe</text:p>
          </table:table-cell>
          <table:table-cell table:style-name="ce7" office:value-type="string" calcext:value-type="string">
            <text:p>Ma vi ricordate quelle chiavette che abbiamo dato alla nostra vecchia professoressa di informatica? Saranno state quasi un centinaio, chissà che fine avranno fatto…</text:p>
            <text:p/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Seima</text:p>
          </table:table-cell>
          <table:table-cell table:style-name="ce8" office:value-type="string" calcext:value-type="string">
            <text:p>Ma che ne dite di andare a cercarle..?!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Dark Angel</text:p>
          </table:table-cell>
          <table:table-cell table:style-name="ce7" office:value-type="string" calcext:value-type="string">
            <text:p>Ma sei impazzito??!!</text:p>
            <text:p>Non sai com’è ridotta ora la scuola, potrebbe crollare da un momento all’altro </text:p>
            <text:p/>
            <text:p/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Senex</text:p>
          </table:table-cell>
          <table:table-cell table:style-name="ce7" office:value-type="string" calcext:value-type="string">
            <text:p>Non fare il drammatico. Non è successo nulla per cinque anni, figuriamoci se proprio ora dovrebbe andare a pezzi.</text:p>
            <text:p/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Aleks</text:p>
          </table:table-cell>
          <table:table-cell table:style-name="ce7" office:value-type="string" calcext:value-type="string">
            <text:p>Si ma ci hanno trasferiti in un altro istituto per un motivo , non così a caso..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Seima</text:p>
          </table:table-cell>
          <table:table-cell table:style-name="ce7" office:value-type="string" calcext:value-type="string">
            <text:p>Dai scommettiamo che riusciremo a trovarle ancora, erano tantissime!!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Beppe</text:p>
          </table:table-cell>
          <table:table-cell table:style-name="ce7" office:value-type="string" calcext:value-type="string">
            <text:p>Si io ci sto! Potremmo restituirle ai rispettivi proprietari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Senex</text:p>
          </table:table-cell>
          <table:table-cell table:style-name="ce8" office:value-type="string" calcext:value-type="string">
            <text:p>Io sto con voi!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Dark Angel</text:p>
          </table:table-cell>
          <table:table-cell table:style-name="ce7" office:value-type="string" calcext:value-type="string">
            <text:p>Dai mi aggiungo anch'io. Però mi raccomando non diciamo niente a nessuno.. se dovesse succedere qualcosa potrebbero ritenerci i responsabili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Narratore</text:p>
          </table:table-cell>
          <table:table-cell table:style-name="ce7" office:value-type="string" calcext:value-type="string">
            <text:p>Nei giorni seguenti…</text:p>
            <text:p>durante una giornata uggiosa di pioggia, decidono di andare nella scuola diroccata ritrovandosi però davanti una cancellata chiusa </text:p>
            <text:p>(rumore pioggia)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Dark Angel</text:p>
          </table:table-cell>
          <table:table-cell table:style-name="ce7" office:value-type="string" calcext:value-type="string">
            <text:p>Non mi sembra rassicurante … è tutto chiuso e c’è scritto </text:p>
            <text:p>VIETATO L’ACCESSO AI NON AUTORIZZATI</text:p>
            <text:p>sicuri di voler entrare?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Senex</text:p>
          </table:table-cell>
          <table:table-cell table:style-name="ce7" office:value-type="string" calcext:value-type="string">
            <text:p>Massì dai, io voglio vedere come sono ridotte le nostre vecchie aule</text:p>
          </table:table-cell>
          <table:table-cell table:number-columns-repeated="255"/>
        </table:table-row>
        <table:table-row table:style-name="ro1" table:number-rows-repeated="4">
          <table:table-cell table:style-name="Default" table:number-columns-repeated="2"/>
          <table:table-cell table:number-columns-repeated="255"/>
        </table:table-row>
        <table:table-row table:style-name="ro1">
          <table:table-cell table:style-name="ce3" office:value-type="string" calcext:value-type="string">
            <text:p>Narratore</text:p>
          </table:table-cell>
          <table:table-cell table:style-name="ce9" office:value-type="string" calcext:value-type="string">
            <text:p>Girovaghi tra i banconi e provi un po’ di nostalgia per i pomeriggi passati a fare esperimenti.</text:p>
            <text:p/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Narratore</text:p>
          </table:table-cell>
          <table:table-cell table:style-name="ce10" office:value-type="string" calcext:value-type="string">
            <text:p>Cerchi con curiosità un’altra chiavetta ma passato un po’ di tempo noti un camice di chimica con la targhetta del prof. Conte.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Narratore</text:p>
          </table:table-cell>
          <table:table-cell table:style-name="ce10" office:value-type="string" calcext:value-type="string">
            <text:p>.. e spostandolo scovi una vecchia verifica sui passaggi di stato e la chiavetta rinchiusa in un cubetto di ghiaccio.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Narratore</text:p>
          </table:table-cell>
          <table:table-cell table:style-name="ce10" office:value-type="string" calcext:value-type="string">
            <text:p>Svolgendo la verifica correttamente esso si scioglierà…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Suggerimento Prof. Conte</text:p>
          </table:table-cell>
          <table:table-cell table:style-name="ce10" office:value-type="string" calcext:value-type="string">
            <text:p>“Eilà, da quanto tempo! Non ti ricordi la prima lezione sui passaggi stato? Ti rinfresco la memoria..</text:p>
          </table:table-cell>
          <table:table-cell table:number-columns-repeated="255"/>
        </table:table-row>
        <table:table-row table:style-name="ro1">
          <table:table-cell table:style-name="ce3" office:value-type="string" calcext:value-type="string">
            <text:p>Suggerimento Prof. Conte</text:p>
          </table:table-cell>
          <table:table-cell table:style-name="ce9" office:value-type="string" calcext:value-type="string">
            <text:p>i passaggi di stato che possono verificarsi nella materia sono:</text:p>
            <text:p/>
            <text:p>il passaggio dallo stato liquido a quello solido → solidificazione</text:p>
            <text:p>il passaggio dallo stato solido a quello liquido → fusione</text:p>
            <text:p>passaggio dallo stato liquido a quello aeriforme → vaporizzazione</text:p>
            <text:p>passaggio dallo stato aeriforme a quello liquido → condensazione</text:p>
            <text:p>il passaggio dallo stato solido a quello aeriforme → sublimazione</text:p>
            <text:p> Spero di esserti stato utile, in bocca al lupo!</text:p>
          </table:table-cell>
          <table:table-cell table:number-columns-repeated="255"/>
        </table:table-row>
        <table:table-row table:style-name="ro1" table:number-rows-repeated="1048546">
          <table:table-cell table:number-columns-repeated="257"/>
        </table:table-row>
        <table:table-row table:style-name="ro1">
          <table:table-cell table:number-columns-repeated="257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2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2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2P0"/>
    </number:number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4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4P0"/>
    </number:number-style>
    <number:number-style style:name="N10115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5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5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2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12T09:57:37.738000000</dc:date>
    <meta:editing-cycles>7</meta:editing-cycles>
    <meta:editing-duration>P23DT22H33M31S</meta:editing-duration>
    <meta:document-statistic meta:table-count="1" meta:cell-count="50" meta:object-count="0"/>
    <meta:generator>LibreOffice/7.0.3.1$Windows_X86_64 LibreOffice_project/d7547858d014d4cf69878db179d326fc3483e082</meta:generator>
  </office:meta>
</office:document-meta>
</file>